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 Black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uego de plataformas 2D con Unity</text:h>
      <text:p text:style-name="P3">Alumno: Kevin Zamora Amela</text:p>
      <text:p text:style-name="P3">Asignatura: Programación multimedia y dispositivos móviles</text:p>
      <text:p text:style-name="P3">Curso: 2o de DAM (o Desarrollo de Aplicaciones Multiplataforma)</text:p>
      <text:p text:style-name="P2"><text:span text:style-name="T2">Enlace a Youtube: </text:span><text:a xlink:type="simple" xlink:href="https://youtu.be/iX_aDKsT8zs" text:style-name="Internet_20_link" text:visited-style-name="Visited_20_Internet_20_Link"><text:span text:style-name="T2">https://youtu.be/iX_aDKsT8zs</text:span></text:a><text:span text:style-name="T2"> </text:span></text:p>
      <text:p text:style-name="P3">Enlace a Github: <text:a xlink:type="simple" xlink:href="https://github.com/kevinzamoraa/2oDAM-1T_PMDM-Videojuego_con_Unity/" text:style-name="Internet_20_link" text:visited-style-name="Visited_20_Internet_20_Link">https://github.com/kevinzamoraa/2oDAM-1T_PMDM-Videojuego_con_Unity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9cm" fo:margin-right="1.79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34:35.040343824</meta:creation-date>
    <meta:generator>LibreOffice/7.3.7.2$Linux_X86_64 LibreOffice_project/30$Build-2</meta:generator>
    <dc:date>2024-12-15T22:37:39.679224553</dc:date>
    <meta:editing-duration>PT3M5S</meta:editing-duration>
    <meta:editing-cycles>1</meta:editing-cycles>
    <meta:document-statistic meta:table-count="0" meta:image-count="0" meta:object-count="0" meta:page-count="1" meta:paragraph-count="6" meta:word-count="33" meta:character-count="312" meta:non-whitespace-character-count="283"/>
  </office:meta>
</office:document-meta>
</file>